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6.6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 style:data-style-name="N99"/>
    <style:style style:name="ce8" style:family="table-cell" style:parent-style-name="Default">
      <style:text-properties fo:color="#739eca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weight-complex="bold" fo:color="#739eca" fo:font-size="10pt" fo:font-weight="bold" style:font-name-asian="Monospace" style:font-name-complex="Monospace" style:font-size-asian="10pt" style:font-size-complex="10pt" style:font-weight-asian="bold" style:font-name="Monospace"/>
    </style:style>
    <style:style style:name="T2" style:family="text">
      <style:text-properties fo:font-size="10pt" style:font-name-asian="Monospace" style:font-name-complex="Monospace" style:font-size-asian="10pt" style:font-size-complex="10pt" style:font-name="Monospace" fo:color="#aaaaaa"/>
    </style:style>
    <style:style style:name="T3" style:family="text">
      <style:text-properties fo:font-size="10pt" style:font-name-asian="Monospace" style:font-name-complex="Monospace" style:font-size-asian="10pt" style:font-size-complex="10pt" style:font-name="Monospace" fo:color="#739eca" fo:font-weight="bold" style:font-weight-asian="bold" style:font-weight-complex="bold"/>
    </style:style>
    <style:style style:name="T4" style:family="text">
      <style:text-properties fo:font-size="10pt" style:font-name-asian="Monospace" style:font-name-complex="Monospace" style:font-size-asian="10pt" style:font-size-complex="10pt" style:font-name="Monospace" fo:color="#9e9e9e"/>
    </style:style>
    <style:style style:name="T5" style:family="text">
      <style:text-properties fo:color="#aaaaaa" style:font-name="Monospace" fo:font-size="10pt" style:font-name-asian="Monospace" style:font-name-complex="Monospace" style:font-size-asian="10pt" style:font-size-complex="10pt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9e9e9e"/>
    </style:style>
    <style:style style:name="T7" style:family="text">
      <style:text-properties style:font-name="Monospace" fo:font-size="10pt" style:font-name-asian="Monospace" style:font-name-complex="Monospace" style:font-size-asian="10pt" style:font-size-complex="10pt" fo:color="#aaaaaa"/>
    </style:style>
    <style:style style:name="T8" style:family="text">
      <style:text-properties fo:color="#739eca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9" style:family="text">
      <style:text-properties style:font-name="Monospace" fo:font-size="10pt" style:font-name-asian="Monospace" style:font-name-complex="Monospace" style:font-size-asian="10pt" style:font-size-complex="10pt" fo:color="#cac580"/>
    </style:style>
    <style:style style:name="T10" style:family="text">
      <style:text-properties style:font-name="Monospace" fo:font-size="10pt" style:font-name-asian="Monospace" style:font-name-complex="Monospace" style:font-size-asian="10pt" style:font-size-complex="10pt" fo:color="#eecc64"/>
    </style:style>
    <style:style style:name="T11" style:family="text">
      <style:text-properties fo:font-size="10pt" style:font-name-asian="Monospace" style:font-name-complex="Monospace" style:font-size-asian="10pt" style:font-size-complex="10pt" style:font-name="Monospace" fo:color="#eeeeee"/>
    </style:style>
    <style:style style:name="T12" style:family="text">
      <style:text-properties style:font-size-complex="10pt" fo:color="#eeeeee" style:font-name="Monospace" fo:font-size="10pt" style:font-name-asian="Monospace" style:font-name-complex="Monospace" style:font-size-asian="10pt"/>
    </style:style>
    <style:style style:name="T13" style:family="text">
      <style:text-properties style:font-size-complex="10pt" style:font-name="Monospace" fo:font-size="10pt" style:font-name-asian="Monospace" style:font-name-complex="Monospace" style:font-size-asian="10pt" fo:color="#9e9e9e"/>
    </style:style>
    <style:style style:name="T14" style:family="text">
      <style:text-properties style:font-size-complex="10pt" style:font-name="Monospace" fo:font-size="10pt" style:font-name-asian="Monospace" style:font-name-complex="Monospace" style:font-size-asian="10pt"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2"/>
          <table:table-cell table:number-columns-repeated="10"/>
          <table:table-cell table:style-name="ce3" office:value-type="string" calcext:value-type="string">
            <text:p><text:span text:style-name="T1">INSERT</text:span><text:span text:style-name="T11"> </text:span><text:span text:style-name="T3">INTO</text:span><text:span text:style-name="T11"> </text:span><text:span text:style-name="T4">public</text:span><text:span text:style-name="T11">.</text:span><text:span text:style-name="T4">comic</text:span></text:p>
          </table:table-cell>
        </table:table-row>
        <table:table-row table:style-name="ro1">
          <table:table-cell table:style-name="ce1" office:value-type="string" calcext:value-type="string">
            <text:p>INSERT INTO public.comic</text:p>
          </table:table-cell>
          <table:table-cell table:style-name="ce1"/>
          <table:table-cell table:number-columns-repeated="10"/>
          <table:table-cell table:style-name="ce4" office:value-type="string" calcext:value-type="string">
            <text:p><text:span text:style-name="T12">(</text:span><text:span text:style-name="T13">titulo</text:span><text:span text:style-name="T14">, </text:span><text:span text:style-name="T13">volumen</text:span><text:span text:style-name="T14">, </text:span><text:span text:style-name="T13">numero</text:span><text:span text:style-name="T14">, </text:span><text:span text:style-name="T13">fecha_publicacion</text:span><text:span text:style-name="T14">, </text:span><text:span text:style-name="T13">precio_publicacion</text:span><text:span text:style-name="T14">, </text:span><text:span text:style-name="T13">color</text:span><text:span text:style-name="T14">, </text:span><text:span text:style-name="T13">sinopsis</text:span><text:span text:style-name="T14">, </text:span><text:span text:style-name="T13">paginas</text:span><text:span text:style-name="T14">, </text:span><text:span text:style-name="T13">cubierta</text:span><text:span text:style-name="T14">, </text:span><text:span text:style-name="T13">editor</text:span><text:span text:style-name="T14">)</text:span></text:p>
          </table:table-cell>
        </table:table-row>
        <table:table-row table:style-name="ro1">
          <table:table-cell/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<text:s/>volumen</text:p>
          </table:table-cell>
          <table:table-cell table:style-name="ce1" office:value-type="string" calcext:value-type="string">
            <text:p><text:s/>numero</text:p>
          </table:table-cell>
          <table:table-cell table:style-name="ce1" office:value-type="string" calcext:value-type="string">
            <text:p><text:s/>fecha_publicacion</text:p>
          </table:table-cell>
          <table:table-cell table:style-name="ce1" office:value-type="string" calcext:value-type="string">
            <text:p><text:s/>precio_publicacion</text:p>
          </table:table-cell>
          <table:table-cell table:style-name="ce1" office:value-type="string" calcext:value-type="string">
            <text:p><text:s/>color</text:p>
          </table:table-cell>
          <table:table-cell table:style-name="ce1" office:value-type="string" calcext:value-type="string">
            <text:p><text:s/>sinopsis</text:p>
          </table:table-cell>
          <table:table-cell table:style-name="ce1" office:value-type="string" calcext:value-type="string">
            <text:p><text:s/>paginas</text:p>
          </table:table-cell>
          <table:table-cell table:style-name="ce1" office:value-type="string" calcext:value-type="string">
            <text:p><text:s/>cubierta</text:p>
          </table:table-cell>
          <table:table-cell table:style-name="ce1" office:value-type="string" calcext:value-type="string">
            <text:p><text:s/>editor</text:p>
          </table:table-cell>
          <table:table-cell/>
          <table:table-cell table:style-name="ce8" office:value-type="string" calcext:value-type="string">
            <text:p>VALUES</text:p>
          </table:table-cell>
        </table:table-row>
        <table:table-row table:style-name="ro1">
          <table:table-cell table:style-name="ce1" office:value-type="string" calcext:value-type="string">
            <text:p>VALUES (</text:p>
          </table:table-cell>
          <table:table-cell office:value-type="string" calcext:value-type="string">
            <text:p>'Contra: The Comic’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02/05/1998’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<text:s/>''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'unknown’</text:p>
          </table:table-cell>
          <table:table-cell office:value-type="string" calcext:value-type="string">
            <text:p>);</text:p>
          </table:table-cell>
          <table:table-cell table:formula="of:=COM.MICROSOFT.CONCAT(&quot;(&quot;;[.B4];&quot;,&quot;;[.C4];&quot;,&quot;;[.D4];&quot;,&quot;;[.E4];&quot;,&quot;;[.F4];&quot;,&quot;;[.G4];&quot;,&quot;;[.H4];&quot;,&quot;;[.I4];&quot;,&quot;;[.J4];&quot;,&quot;;[.K4];&quot;),&quot;;)" office:value-type="string" office:string-value="('Contra: The Comic’,0,1, '02/05/1998’,10,FALSE, '',24,TRUE,'unknown’)," calcext:value-type="string">
            <text:p>('Contra: The Comic’,0,1, '02/05/1998’,10,FALSE, '',24,TRUE,'unknown’),</text:p>
          </table:table-cell>
        </table:table-row>
        <table:table-row table:style-name="ro1">
          <table:table-cell/>
          <table:table-cell office:value-type="string" calcext:value-type="string">
            <text:p>'Cyberpunk 2077: Trauma Team’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'12/02/2021’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<text:s/>''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'Cullen Bunn ‘</text:p>
          </table:table-cell>
          <table:table-cell/>
          <table:table-cell table:formula="of:=COM.MICROSOFT.CONCAT(&quot;(&quot;;[.B5];&quot;,&quot;;[.C5];&quot;,&quot;;[.D5];&quot;,&quot;;[.E5];&quot;,&quot;;[.F5];&quot;,&quot;;[.G5];&quot;,&quot;;[.H5];&quot;,&quot;;[.I5];&quot;,&quot;;[.J5];&quot;,&quot;;[.K5];&quot;),&quot;;)" office:value-type="string" office:string-value="('Cyberpunk 2077: Trauma Team’,1,1, '12/02/2021’,50,TRUE, '',12,TRUE,'Cullen Bunn ‘)," calcext:value-type="string">
            <text:p>('Cyberpunk 2077: Trauma Team’,1,1, '12/02/2021’,50,TRUE, '',12,TRUE,'Cullen Bunn ‘),</text:p>
          </table:table-cell>
        </table:table-row>
        <table:table-row table:style-name="ro1">
          <table:table-cell/>
          <table:table-cell office:value-type="string" calcext:value-type="string">
            <text:p>'Dark Souls II: Into the Light’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'02/09/2012’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FALSE</text:p>
          </table:table-cell>
          <table:table-cell office:value-type="string" calcext:value-type="string">
            <text:p><text:s/>''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'Rob Williams’</text:p>
          </table:table-cell>
          <table:table-cell/>
          <table:table-cell table:formula="of:=COM.MICROSOFT.CONCAT(&quot;(&quot;;[.B6];&quot;,&quot;;[.C6];&quot;,&quot;;[.D6];&quot;,&quot;;[.E6];&quot;,&quot;;[.F6];&quot;,&quot;;[.G6];&quot;,&quot;;[.H6];&quot;,&quot;;[.I6];&quot;,&quot;;[.J6];&quot;,&quot;;[.K6];&quot;),&quot;;)" office:value-type="string" office:string-value="('Dark Souls II: Into the Light’,1,2, '02/09/2012’,20,FALSE, '',10,TRUE,'Rob Williams’)," calcext:value-type="string">
            <text:p>('Dark Souls II: Into the Light’,1,2, '02/09/2012’,20,FALSE, '',10,TRUE,'Rob Williams’),</text:p>
          </table:table-cell>
        </table:table-row>
        <table:table-row table:style-name="ro1">
          <table:table-cell/>
          <table:table-cell office:value-type="string" calcext:value-type="string">
            <text:p>'The Halo Graphic Novel’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'11/15/2005’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<text:s/>''</text:p>
          </table:table-cell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'Peter David’</text:p>
          </table:table-cell>
          <table:table-cell/>
          <table:table-cell table:formula="of:=COM.MICROSOFT.CONCAT(&quot;(&quot;;[.B7];&quot;,&quot;;[.C7];&quot;,&quot;;[.D7];&quot;,&quot;;[.E7];&quot;,&quot;;[.F7];&quot;,&quot;;[.G7];&quot;,&quot;;[.H7];&quot;,&quot;;[.I7];&quot;,&quot;;[.J7];&quot;,&quot;;[.K7];&quot;),&quot;;)" office:value-type="string" office:string-value="('The Halo Graphic Novel’,1,3, '11/15/2005’,30,TRUE, '',40,TRUE,'Peter David’)," calcext:value-type="string">
            <text:p>('The Halo Graphic Novel’,1,3, '11/15/2005’,30,TRUE, '',40,TRUE,'Peter David’),</text:p>
          </table:table-cell>
        </table:table-row>
        <table:table-row table:style-name="ro1">
          <table:table-cell/>
          <table:table-cell office:value-type="string" calcext:value-type="string">
            <text:p>'The Last of Us American Dreams’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'02/11/2015’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<text:s/>''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'Neil Druckmann’</text:p>
          </table:table-cell>
          <table:table-cell/>
          <table:table-cell table:formula="of:=COM.MICROSOFT.CONCAT(&quot;(&quot;;[.B8];&quot;,&quot;;[.C8];&quot;,&quot;;[.D8];&quot;,&quot;;[.E8];&quot;,&quot;;[.F8];&quot;,&quot;;[.G8];&quot;,&quot;;[.H8];&quot;,&quot;;[.I8];&quot;,&quot;;[.J8];&quot;,&quot;;[.K8];&quot;),&quot;;)" office:value-type="string" office:string-value="('The Last of Us American Dreams’,1,4, '02/11/2015’,15,TRUE, '',20,TRUE,'Neil Druckmann’)," calcext:value-type="string">
            <text:p>('The Last of Us American Dreams’,1,4, '02/11/2015’,15,TRUE, '',20,TRUE,'Neil Druckmann’),</text:p>
          </table:table-cell>
        </table:table-row>
        <table:table-row table:style-name="ro1">
          <table:table-cell/>
          <table:table-cell office:value-type="string" calcext:value-type="string">
            <text:p>'Tekken Comic’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'02/02/2005’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<text:s/>''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'Ruy Takato’</text:p>
          </table:table-cell>
          <table:table-cell/>
          <table:table-cell table:formula="of:=COM.MICROSOFT.CONCAT(&quot;(&quot;;[.B9];&quot;,&quot;;[.C9];&quot;,&quot;;[.D9];&quot;,&quot;;[.E9];&quot;,&quot;;[.F9];&quot;,&quot;;[.G9];&quot;,&quot;;[.H9];&quot;,&quot;;[.I9];&quot;,&quot;;[.J9];&quot;,&quot;;[.K9];&quot;),&quot;;)" office:value-type="string" office:string-value="('Tekken Comic’,2,5, '02/02/2005’,10,TRUE, '',30,TRUE,'Ruy Takato’)," calcext:value-type="string">
            <text:p>('Tekken Comic’,2,5, '02/02/2005’,10,TRUE, '',30,TRUE,'Ruy Takato’)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);</text:p>
          </table:table-cell>
        </table:table-row>
        <table:table-row table:style-name="ro1">
          <table:table-cell table:number-columns-repeated="9"/>
          <table:table-cell table:style-name="ce7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ccionistas</text:p>
          </table:table-cell>
          <table:table-cell office:value-type="string" calcext:value-type="string">
            <text:p>Hideo Kojima</text:p>
          </table:table-cell>
          <table:table-cell table:number-columns-repeated="7"/>
          <table:table-cell table:style-name="ce7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geru Miyamoto</text:p>
          </table:table-cell>
          <table:table-cell table:number-columns-repeated="7"/>
          <table:table-cell table:style-name="ce7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hn Carmack</text:p>
          </table:table-cell>
          <table:table-cell table:number-columns-repeated="7"/>
          <table:table-cell table:style-name="ce7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be Newell</text:p>
          </table:table-cell>
          <table:table-cell table:number-columns-repeated="7"/>
          <table:table-cell table:style-name="ce7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exey Pajitnov</text:p>
          </table:table-cell>
          <table:table-cell table:number-columns-repeated="7"/>
          <table:table-cell table:style-name="ce7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nji Mikami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1">INSERT</text:span><text:span text:style-name="T2"> </text:span><text:span text:style-name="T3">INTO</text:span><text:span text:style-name="T2"> </text:span><text:span text:style-name="T4">public</text:span><text:span text:style-name="T2">.</text:span><text:span text:style-name="T4">interes</text:span>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<text:span text:style-name="T5">(</text:span><text:span text:style-name="T6">nombre</text:span><text:span text:style-name="T7">, </text:span><text:span text:style-name="T6">descripcion</text:span><text:span text:style-name="T7">)</text:span>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8">VALUES</text:span><text:span text:style-name="T7">(</text:span><text:span text:style-name="T9">'Consola Nintendo 64'</text:span><text:span text:style-name="T7">, </text:span><text:span text:style-name="T9">'Controles, juegos, accessorios y ediciones limitadas de la consola Nintendo 64'</text:span><text:span text:style-name="T7">)</text:span><text:span text:style-name="T10">;</text:span></text:p>
          </table:table-cell>
          <table:table-cell table:number-columns-repeated="12"/>
        </table:table-row>
        <table:table-row table:style-name="ro1">
          <table:table-cell table:style-name="ce5"/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1">INSERT</text:span><text:span text:style-name="T2"> </text:span><text:span text:style-name="T3">INTO</text:span><text:span text:style-name="T2"> </text:span><text:span text:style-name="T4">public</text:span><text:span text:style-name="T2">.</text:span><text:span text:style-name="T4">interes</text:span>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<text:span text:style-name="T5">(</text:span><text:span text:style-name="T6">nombre</text:span><text:span text:style-name="T7">, </text:span><text:span text:style-name="T6">descripcion</text:span><text:span text:style-name="T7">)</text:span>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8">VALUES</text:span><text:span text:style-name="T7">(</text:span><text:span text:style-name="T9">'Tetris'</text:span><text:span text:style-name="T7">, </text:span><text:span text:style-name="T9">'Juego clasico desde 1984'</text:span><text:span text:style-name="T7">)</text:span><text:span text:style-name="T10">;</text:span></text:p>
          </table:table-cell>
          <table:table-cell table:number-columns-repeated="12"/>
        </table:table-row>
        <table:table-row table:style-name="ro1">
          <table:table-cell table:style-name="ce5"/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1">INSERT</text:span><text:span text:style-name="T2"> </text:span><text:span text:style-name="T3">INTO</text:span><text:span text:style-name="T2"> </text:span><text:span text:style-name="T4">public</text:span><text:span text:style-name="T2">.</text:span><text:span text:style-name="T4">interes</text:span>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<text:span text:style-name="T5">(</text:span><text:span text:style-name="T6">nombre</text:span><text:span text:style-name="T7">, </text:span><text:span text:style-name="T6">descripcion</text:span><text:span text:style-name="T7">)</text:span>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8">VALUES</text:span><text:span text:style-name="T7">(</text:span><text:span text:style-name="T9">'Juego PS2 y PS1'</text:span><text:span text:style-name="T7">, </text:span><text:span text:style-name="T9">'Lo mejor en juegos de la 5ta y 6ta generacion de consolas de Sony'</text:span><text:span text:style-name="T7">)</text:span><text:span text:style-name="T10">;</text:span></text:p>
          </table:table-cell>
          <table:table-cell table:number-columns-repeated="12"/>
        </table:table-row>
        <table:table-row table:style-name="ro1">
          <table:table-cell table:style-name="ce5"/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1">INSERT</text:span><text:span text:style-name="T2"> </text:span><text:span text:style-name="T3">INTO</text:span><text:span text:style-name="T2"> </text:span><text:span text:style-name="T4">public</text:span><text:span text:style-name="T2">.</text:span><text:span text:style-name="T4">interes</text:span>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<text:span text:style-name="T5">(</text:span><text:span text:style-name="T6">nombre</text:span><text:span text:style-name="T7">, </text:span><text:span text:style-name="T6">descripcion</text:span><text:span text:style-name="T7">)</text:span>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8">VALUES</text:span><text:span text:style-name="T7">(</text:span><text:span text:style-name="T9">'Juegos de Mesa'</text:span><text:span text:style-name="T7">, </text:span><text:span text:style-name="T9">'Ajedrez, damas chinas, domino, etc'</text:span><text:span text:style-name="T7">)</text:span><text:span text:style-name="T10">;</text:span></text:p>
          </table:table-cell>
          <table:table-cell table:number-columns-repeated="12"/>
        </table:table-row>
        <table:table-row table:style-name="ro1">
          <table:table-cell table:style-name="ce5"/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1">INSERT</text:span><text:span text:style-name="T2"> </text:span><text:span text:style-name="T3">INTO</text:span><text:span text:style-name="T2"> </text:span><text:span text:style-name="T4">public</text:span><text:span text:style-name="T2">.</text:span><text:span text:style-name="T4">interes</text:span>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<text:span text:style-name="T5">(</text:span><text:span text:style-name="T6">nombre</text:span><text:span text:style-name="T7">, </text:span><text:span text:style-name="T6">descripcion</text:span><text:span text:style-name="T7">)</text:span>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8">VALUES</text:span><text:span text:style-name="T7">(</text:span><text:span text:style-name="T9">'Poker'</text:span><text:span text:style-name="T7">, </text:span><text:span text:style-name="T9">'El juego de cartas mas popular del mundo'</text:span><text:span text:style-name="T7">)</text:span><text:span text:style-name="T10">;</text:span></text:p>
          </table:table-cell>
          <table:table-cell table:number-columns-repeated="12"/>
        </table:table-row>
        <table:table-row table:style-name="ro1">
          <table:table-cell table:style-name="ce5"/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1">INSERT</text:span><text:span text:style-name="T2"> </text:span><text:span text:style-name="T3">INTO</text:span><text:span text:style-name="T2"> </text:span><text:span text:style-name="T4">public</text:span><text:span text:style-name="T2">.</text:span><text:span text:style-name="T4">interes</text:span>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<text:span text:style-name="T5">(</text:span><text:span text:style-name="T6">nombre</text:span><text:span text:style-name="T7">, </text:span><text:span text:style-name="T6">descripcion</text:span><text:span text:style-name="T7">)</text:span>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8">VALUES</text:span><text:span text:style-name="T7">(</text:span><text:span text:style-name="T9">'Futbol Argentina'</text:span><text:span text:style-name="T7">, </text:span><text:span text:style-name="T9">'Fanaticos de boquita'</text:span><text:span text:style-name="T7">)</text:span><text:span text:style-name="T10">;</text:span></text:p>
          </table:table-cell>
          <table:table-cell table:number-columns-repeated="12"/>
        </table:table-row>
        <table:table-row table:style-name="ro1">
          <table:table-cell table:style-name="ce5"/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1">INSERT</text:span><text:span text:style-name="T2"> </text:span><text:span text:style-name="T3">INTO</text:span><text:span text:style-name="T2"> </text:span><text:span text:style-name="T4">public</text:span><text:span text:style-name="T2">.</text:span><text:span text:style-name="T4">interes</text:span>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<text:span text:style-name="T5">(</text:span><text:span text:style-name="T6">nombre</text:span><text:span text:style-name="T7">, </text:span><text:span text:style-name="T6">descripcion</text:span><text:span text:style-name="T7">)</text:span>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8">VALUES</text:span><text:span text:style-name="T7">(</text:span><text:span text:style-name="T9">'Ski'</text:span><text:span text:style-name="T7">, </text:span><text:span text:style-name="T9">'Todo lo relacionado a la actividad del ski'</text:span><text:span text:style-name="T7">)</text:span><text:span text:style-name="T10">;</text:span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4T18:45:38.618973578</meta:creation-date>
    <dc:date>2021-06-24T19:33:01.295512476</dc:date>
    <meta:editing-duration>PT16M14S</meta:editing-duration>
    <meta:editing-cycles>4</meta:editing-cycles>
    <meta:generator>LibreOffice/7.0.6.2$Linux_X86_64 LibreOffice_project/00$Build-2</meta:generator>
    <meta:document-statistic meta:table-count="1" meta:cell-count="117" meta:object-count="0"/>
  </office:meta>
</office:document-meta>
</file>